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svg:width="15.999cm" svg:height="8.999cm" svg:x="14.655cm" svg:y="0.475cm">
            <draw:object draw:notify-on-update-of-ranges="Sheet1.B20:Sheet1.B20 Sheet1.C20:Sheet1.F20 Sheet1.C19:Sheet1.F19 Sheet1.B21:Sheet1.B21 Sheet1.C21:Sheet1.F21 Sheet1.C19:Sheet1.F19 Sheet1.B22:Sheet1.B22 Sheet1.C22:Sheet1.F22 Sheet1.C19:Sheet1.F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14.771cm" svg:y="9.766cm">
            <draw:object draw:notify-on-update-of-ranges="Sheet1.B25:Sheet1.B25 Sheet1.C25:Sheet1.F25 Sheet1.C24:Sheet1.F24 Sheet1.B26:Sheet1.B26 Sheet1.C26:Sheet1.F26 Sheet1.C24:Sheet1.F24 Sheet1.B27:Sheet1.B27 Sheet1.C27:Sheet1.F27 Sheet1.C24:Sheet1.F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1" table:default-cell-style-name="ce1"/>
        <table:table-row table:style-name="ro1" table:number-rows-repeated="2"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tc</text:p>
          </table:table-cell>
          <table:table-cell office:value-type="string">
            <text:p>dts</text:p>
          </table:table-cell>
          <table:table-cell office:value-type="string">
            <text:p>ip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0">
            <text:p>0</text:p>
          </table:table-cell>
          <table:table-cell office:value-type="float" office:value="12.941">
            <text:p>12.94</text:p>
          </table:table-cell>
          <table:table-cell office:value-type="float" office:value="6327.564">
            <text:p>6327.56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100">
            <text:p>100</text:p>
          </table:table-cell>
          <table:table-cell office:value-type="float" office:value="78.33">
            <text:p>78.33</text:p>
          </table:table-cell>
          <table:table-cell office:value-type="float" office:value="1045.385">
            <text:p>1045.3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200">
            <text:p>200</text:p>
          </table:table-cell>
          <table:table-cell office:value-type="float" office:value="139.473">
            <text:p>139.47</text:p>
          </table:table-cell>
          <table:table-cell office:value-type="float" office:value="587.103">
            <text:p>587.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300">
            <text:p>300</text:p>
          </table:table-cell>
          <table:table-cell office:value-type="float" office:value="198.067">
            <text:p>198.07</text:p>
          </table:table-cell>
          <table:table-cell office:value-type="float" office:value="413.421">
            <text:p>413.4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0">
            <text:p>0</text:p>
          </table:table-cell>
          <table:table-cell office:value-type="float" office:value="2.728">
            <text:p>2.73</text:p>
          </table:table-cell>
          <table:table-cell office:value-type="float" office:value="30016.862">
            <text:p>30016.86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100">
            <text:p>100</text:p>
          </table:table-cell>
          <table:table-cell office:value-type="float" office:value="2.759">
            <text:p>2.76</text:p>
          </table:table-cell>
          <table:table-cell office:value-type="float" office:value="29679.594">
            <text:p>29679.5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200">
            <text:p>200</text:p>
          </table:table-cell>
          <table:table-cell office:value-type="float" office:value="2.736">
            <text:p>2.74</text:p>
          </table:table-cell>
          <table:table-cell office:value-type="float" office:value="29929.094">
            <text:p>29929.0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300">
            <text:p>300</text:p>
          </table:table-cell>
          <table:table-cell office:value-type="float" office:value="2.716">
            <text:p>2.72</text:p>
          </table:table-cell>
          <table:table-cell office:value-type="float" office:value="30149.485">
            <text:p>30149.4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0">
            <text:p>0</text:p>
          </table:table-cell>
          <table:table-cell office:value-type="float" office:value="6.582">
            <text:p>6.58</text:p>
          </table:table-cell>
          <table:table-cell office:value-type="float" office:value="12440.747">
            <text:p>12440.7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100">
            <text:p>100</text:p>
          </table:table-cell>
          <table:table-cell office:value-type="float" office:value="50.88">
            <text:p>50.88</text:p>
          </table:table-cell>
          <table:table-cell office:value-type="float" office:value="1609.375">
            <text:p>1609.3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200">
            <text:p>200</text:p>
          </table:table-cell>
          <table:table-cell office:value-type="float" office:value="95.565">
            <text:p>95.57</text:p>
          </table:table-cell>
          <table:table-cell office:value-type="float" office:value="856.851">
            <text:p>856.8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300">
            <text:p>300</text:p>
          </table:table-cell>
          <table:table-cell office:value-type="float" office:value="136.847">
            <text:p>136.85</text:p>
          </table:table-cell>
          <table:table-cell office:value-type="float" office:value="598.369">
            <text:p>598.37</text:p>
          </table:table-cell>
          <table:table-cell table:number-columns-repeated="1016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12.941">
            <text:p>12.94</text:p>
          </table:table-cell>
          <table:table-cell office:value-type="float" office:value="78.33">
            <text:p>78.33</text:p>
          </table:table-cell>
          <table:table-cell office:value-type="float" office:value="139.473">
            <text:p>139.47</text:p>
          </table:table-cell>
          <table:table-cell office:value-type="float" office:value="198.067">
            <text:p>198.07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2.728">
            <text:p>2.73</text:p>
          </table:table-cell>
          <table:table-cell office:value-type="float" office:value="2.759">
            <text:p>2.76</text:p>
          </table:table-cell>
          <table:table-cell office:value-type="float" office:value="2.736">
            <text:p>2.74</text:p>
          </table:table-cell>
          <table:table-cell office:value-type="float" office:value="2.716">
            <text:p>2.7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6.582">
            <text:p>6.58</text:p>
          </table:table-cell>
          <table:table-cell office:value-type="float" office:value="50.88">
            <text:p>50.88</text:p>
          </table:table-cell>
          <table:table-cell office:value-type="float" office:value="95.565">
            <text:p>95.57</text:p>
          </table:table-cell>
          <table:table-cell office:value-type="float" office:value="136.847">
            <text:p>136.85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6327.564">
            <text:p>6327.56</text:p>
          </table:table-cell>
          <table:table-cell office:value-type="float" office:value="1045.385">
            <text:p>1045.39</text:p>
          </table:table-cell>
          <table:table-cell office:value-type="float" office:value="587.103">
            <text:p>587.1</text:p>
          </table:table-cell>
          <table:table-cell office:value-type="float" office:value="413.421">
            <text:p>413.4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30016.862">
            <text:p>30016.86</text:p>
          </table:table-cell>
          <table:table-cell office:value-type="float" office:value="29679.594">
            <text:p>29679.59</text:p>
          </table:table-cell>
          <table:table-cell office:value-type="float" office:value="29929.094">
            <text:p>29929.09</text:p>
          </table:table-cell>
          <table:table-cell office:value-type="float" office:value="30149.485">
            <text:p>30149.49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12440.747">
            <text:p>12440.75</text:p>
          </table:table-cell>
          <table:table-cell office:value-type="float" office:value="1609.375">
            <text:p>1609.38</text:p>
          </table:table-cell>
          <table:table-cell office:value-type="float" office:value="856.851">
            <text:p>856.85</text:p>
          </table:table-cell>
          <table:table-cell office:value-type="float" office:value="598.369">
            <text:p>598.37</text:p>
          </table:table-cell>
          <table:table-cell table:number-columns-repeated="1015"/>
        </table:table-row>
        <table:table-row table:style-name="ro1" table:number-rows-repeated="17">
          <table:table-cell table:number-columns-repeated="1021"/>
        </table:table-row>
        <table:table-row table:style-name="ro1">
          <table:table-cell table:number-columns-repeated="6"/>
          <table:table-cell>
            <draw:frame table:end-cell-address="Sheet1.N64" table:end-x="1.543cm" table:end-y="0.099cm" draw:z-index="2" draw:style-name="gr1" svg:width="16.254cm" svg:height="8.61cm" svg:x="1.034cm" svg:y="0.036cm">
              <draw:object draw:notify-on-update-of-ranges="Sheet1.B63:Sheet1.B63 Sheet1.C63:Sheet1.F63 Sheet1.C62:Sheet1.F62 Sheet1.B64:Sheet1.B64 Sheet1.C64:Sheet1.F64 Sheet1.C62:Sheet1.F62 Sheet1.B65:Sheet1.B65 Sheet1.C65:Sheet1.F65 Sheet1.C62:Sheet1.F6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ptc</text:p>
          </table:table-cell>
          <table:table-cell office:value-type="string">
            <text:p>dts</text:p>
          </table:table-cell>
          <table:table-cell office:value-type="string">
            <text:p>ip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0">
            <text:p>0</text:p>
          </table:table-cell>
          <table:table-cell office:value-type="float" office:value="4.379">
            <text:p>4.38</text:p>
          </table:table-cell>
          <table:table-cell office:value-type="float" office:value="18699.475">
            <text:p>18699.4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100">
            <text:p>100</text:p>
          </table:table-cell>
          <table:table-cell office:value-type="float" office:value="21.356">
            <text:p>21.36</text:p>
          </table:table-cell>
          <table:table-cell office:value-type="float" office:value="3834.285">
            <text:p>3834.2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200">
            <text:p>200</text:p>
          </table:table-cell>
          <table:table-cell office:value-type="float" office:value="40.206">
            <text:p>40.21</text:p>
          </table:table-cell>
          <table:table-cell office:value-type="float" office:value="2036.636">
            <text:p>2036.64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300">
            <text:p>300</text:p>
          </table:table-cell>
          <table:table-cell office:value-type="float" office:value="59.4">
            <text:p>59.4</text:p>
          </table:table-cell>
          <table:table-cell office:value-type="float" office:value="1378.535">
            <text:p>1378.54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0">
            <text:p>0</text:p>
          </table:table-cell>
          <table:table-cell office:value-type="float" office:value="1.201">
            <text:p>1.2</text:p>
          </table:table-cell>
          <table:table-cell office:value-type="float" office:value="68181.515">
            <text:p>68181.5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100">
            <text:p>100</text:p>
          </table:table-cell>
          <table:table-cell office:value-type="float" office:value="1.161">
            <text:p>1.16</text:p>
          </table:table-cell>
          <table:table-cell office:value-type="float" office:value="70530.577">
            <text:p>70530.5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200">
            <text:p>200</text:p>
          </table:table-cell>
          <table:table-cell office:value-type="float" office:value="1.144">
            <text:p>1.14</text:p>
          </table:table-cell>
          <table:table-cell office:value-type="float" office:value="71578.671">
            <text:p>71578.67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300">
            <text:p>300</text:p>
          </table:table-cell>
          <table:table-cell office:value-type="float" office:value="1.142">
            <text:p>1.14</text:p>
          </table:table-cell>
          <table:table-cell office:value-type="float" office:value="71704.028">
            <text:p>71704.0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0">
            <text:p>0</text:p>
          </table:table-cell>
          <table:table-cell office:value-type="float" office:value="2.078">
            <text:p>2.08</text:p>
          </table:table-cell>
          <table:table-cell office:value-type="float" office:value="39405.679">
            <text:p>39405.6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100">
            <text:p>100</text:p>
          </table:table-cell>
          <table:table-cell office:value-type="float" office:value="15.855">
            <text:p>15.86</text:p>
          </table:table-cell>
          <table:table-cell office:value-type="float" office:value="5164.617">
            <text:p>5164.6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200">
            <text:p>200</text:p>
          </table:table-cell>
          <table:table-cell office:value-type="float" office:value="31.696">
            <text:p>31.7</text:p>
          </table:table-cell>
          <table:table-cell office:value-type="float" office:value="2583.449">
            <text:p>2583.4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300">
            <text:p>300</text:p>
          </table:table-cell>
          <table:table-cell office:value-type="float" office:value="44.771">
            <text:p>44.77</text:p>
          </table:table-cell>
          <table:table-cell office:value-type="float" office:value="1828.974">
            <text:p>1828.97</text:p>
          </table:table-cell>
          <table:table-cell table:number-columns-repeated="1016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4.379">
            <text:p>4.38</text:p>
          </table:table-cell>
          <table:table-cell office:value-type="float" office:value="21.356">
            <text:p>21.36</text:p>
          </table:table-cell>
          <table:table-cell office:value-type="float" office:value="40.206">
            <text:p>40.21</text:p>
          </table:table-cell>
          <table:table-cell office:value-type="float" office:value="59.4">
            <text:p>59.4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1.201">
            <text:p>1.2</text:p>
          </table:table-cell>
          <table:table-cell office:value-type="float" office:value="1.161">
            <text:p>1.16</text:p>
          </table:table-cell>
          <table:table-cell office:value-type="float" office:value="1.144">
            <text:p>1.14</text:p>
          </table:table-cell>
          <table:table-cell office:value-type="float" office:value="1.142">
            <text:p>1.14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2.078">
            <text:p>2.08</text:p>
          </table:table-cell>
          <table:table-cell office:value-type="float" office:value="15.855">
            <text:p>15.86</text:p>
          </table:table-cell>
          <table:table-cell office:value-type="float" office:value="31.696">
            <text:p>31.7</text:p>
          </table:table-cell>
          <table:table-cell office:value-type="float" office:value="44.771">
            <text:p>44.77</text:p>
          </table:table-cell>
          <table:table-cell>
            <draw:frame table:end-cell-address="Sheet1.N85" table:end-x="1.672cm" table:end-y="0.292cm" draw:z-index="3" draw:style-name="gr1" svg:width="16.224cm" svg:height="8.899cm" svg:x="1.193cm" svg:y="0.39cm">
              <draw:object draw:notify-on-update-of-ranges="Sheet1.B68:Sheet1.B68 Sheet1.C68:Sheet1.F68 Sheet1.C67:Sheet1.F67 Sheet1.B69:Sheet1.B69 Sheet1.C69:Sheet1.F69 Sheet1.C67:Sheet1.F67 Sheet1.B70:Sheet1.B70 Sheet1.C70:Sheet1.F70 Sheet1.C67:Sheet1.F6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ipedreams</text:p>
          </table:table-cell>
          <table:table-cell office:value-type="float" office:value="18699.475">
            <text:p>18699.48</text:p>
          </table:table-cell>
          <table:table-cell office:value-type="float" office:value="3834.285">
            <text:p>3834.29</text:p>
          </table:table-cell>
          <table:table-cell office:value-type="float" office:value="2036.636">
            <text:p>2036.64</text:p>
          </table:table-cell>
          <table:table-cell office:value-type="float" office:value="1378.535">
            <text:p>1378.54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ull</text:p>
          </table:table-cell>
          <table:table-cell office:value-type="float" office:value="68181.515">
            <text:p>68181.52</text:p>
          </table:table-cell>
          <table:table-cell office:value-type="float" office:value="70530.577">
            <text:p>70530.58</text:p>
          </table:table-cell>
          <table:table-cell office:value-type="float" office:value="71578.671">
            <text:p>71578.67</text:p>
          </table:table-cell>
          <table:table-cell office:value-type="float" office:value="71704.028">
            <text:p>71704.0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adable</text:p>
          </table:table-cell>
          <table:table-cell office:value-type="float" office:value="39405.679">
            <text:p>39405.68</text:p>
          </table:table-cell>
          <table:table-cell office:value-type="float" office:value="5164.617">
            <text:p>5164.62</text:p>
          </table:table-cell>
          <table:table-cell office:value-type="float" office:value="2583.449">
            <text:p>2583.45</text:p>
          </table:table-cell>
          <table:table-cell office:value-type="float" office:value="1828.974">
            <text:p>1828.97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2"/>
          <table:table-cell table:formula="of:=[.C70]/[.C69]" office:value-type="float" office:value="0.577952528628911">
            <text:p>0.58</text:p>
          </table:table-cell>
          <table:table-cell table:formula="of:=[.D70]/[.D69]" office:value-type="float" office:value="0.0732252197511442">
            <text:p>0.07</text:p>
          </table:table-cell>
          <table:table-cell table:formula="of:=[.E70]/[.E69]" office:value-type="float" office:value="0.0360924415598608">
            <text:p>0.04</text:p>
          </table:table-cell>
          <table:table-cell table:formula="of:=[.F70]/[.F69]" office:value-type="float" office:value="0.025507269968153">
            <text:p>0.0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C70]/[.$C70]" office:value-type="float" office:value="1">
            <text:p>1</text:p>
          </table:table-cell>
          <table:table-cell table:formula="of:=[.D70]/[.$C70]" office:value-type="float" office:value="0.131062758746017">
            <text:p>0.13</text:p>
          </table:table-cell>
          <table:table-cell table:formula="of:=[.E70]/[.$C70]" office:value-type="float" office:value="0.0655603219018254">
            <text:p>0.07</text:p>
          </table:table-cell>
          <table:table-cell table:formula="of:=[.F70]/[.$C70]" office:value-type="float" office:value="0.0464139699255024">
            <text:p>0.05</text:p>
          </table:table-cell>
          <table:table-cell table:number-columns-repeated="1015"/>
        </table:table-row>
        <table:table-row table:style-name="ro1" table:number-rows-repeated="6">
          <table:table-cell table:number-columns-repeated="1021"/>
        </table:table-row>
        <table:table-row table:style-name="ro1">
          <table:table-cell table:number-columns-repeated="14"/>
          <table:table-cell table:style-name="ce2"/>
          <table:table-cell table:number-columns-repeated="1006"/>
        </table:table-row>
        <table:table-row table:style-name="ro1" table:number-rows-repeated="9"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ipedreams-a</text:p>
          </table:table-cell>
          <table:table-cell office:value-type="float" office:value="0">
            <text:p>0</text:p>
          </table:table-cell>
          <table:table-cell office:value-type="float" office:value="4.346">
            <text:p>4.35</text:p>
          </table:table-cell>
          <table:table-cell office:value-type="float" office:value="18841.463">
            <text:p>18841.4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pipedreams-a</text:p>
          </table:table-cell>
          <table:table-cell office:value-type="float" office:value="100">
            <text:p>100</text:p>
          </table:table-cell>
          <table:table-cell office:value-type="float" office:value="54.559">
            <text:p>54.56</text:p>
          </table:table-cell>
          <table:table-cell office:value-type="float" office:value="1500.852">
            <text:p>1500.8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pipedreams-a</text:p>
          </table:table-cell>
          <table:table-cell office:value-type="float" office:value="200">
            <text:p>200</text:p>
          </table:table-cell>
          <table:table-cell office:value-type="float" office:value="106.303">
            <text:p>106.3</text:p>
          </table:table-cell>
          <table:table-cell office:value-type="float" office:value="770.298">
            <text:p>770.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pipedreams-a</text:p>
          </table:table-cell>
          <table:table-cell office:value-type="float" office:value="300">
            <text:p>300</text:p>
          </table:table-cell>
          <table:table-cell office:value-type="float" office:value="157.925">
            <text:p>157.93</text:p>
          </table:table-cell>
          <table:table-cell office:value-type="float" office:value="518.506">
            <text:p>518.5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pipedreams-s</text:p>
          </table:table-cell>
          <table:table-cell office:value-type="float" office:value="0">
            <text:p>0</text:p>
          </table:table-cell>
          <table:table-cell office:value-type="float" office:value="4.632">
            <text:p>4.63</text:p>
          </table:table-cell>
          <table:table-cell office:value-type="float" office:value="17678.109">
            <text:p>17678.1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pipedreams-s</text:p>
          </table:table-cell>
          <table:table-cell office:value-type="float" office:value="100">
            <text:p>100</text:p>
          </table:table-cell>
          <table:table-cell office:value-type="float" office:value="23.779">
            <text:p>23.78</text:p>
          </table:table-cell>
          <table:table-cell office:value-type="float" office:value="3443.585">
            <text:p>3443.5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pipedreams-s</text:p>
          </table:table-cell>
          <table:table-cell office:value-type="float" office:value="200">
            <text:p>200</text:p>
          </table:table-cell>
          <table:table-cell office:value-type="float" office:value="46.12">
            <text:p>46.12</text:p>
          </table:table-cell>
          <table:table-cell office:value-type="float" office:value="1775.477">
            <text:p>1775.4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pipedreams-s</text:p>
          </table:table-cell>
          <table:table-cell office:value-type="float" office:value="300">
            <text:p>300</text:p>
          </table:table-cell>
          <table:table-cell office:value-type="float" office:value="70.217">
            <text:p>70.22</text:p>
          </table:table-cell>
          <table:table-cell office:value-type="float" office:value="1166.171">
            <text:p>1166.1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pull-a</text:p>
          </table:table-cell>
          <table:table-cell office:value-type="float" office:value="0">
            <text:p>0</text:p>
          </table:table-cell>
          <table:table-cell office:value-type="float" office:value="1.16">
            <text:p>1.16</text:p>
          </table:table-cell>
          <table:table-cell office:value-type="float" office:value="70591.379">
            <text:p>70591.3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pull-a</text:p>
          </table:table-cell>
          <table:table-cell office:value-type="float" office:value="100">
            <text:p>100</text:p>
          </table:table-cell>
          <table:table-cell office:value-type="float" office:value="1.175">
            <text:p>1.18</text:p>
          </table:table-cell>
          <table:table-cell office:value-type="float" office:value="69690.213">
            <text:p>69690.2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pull-a</text:p>
          </table:table-cell>
          <table:table-cell office:value-type="float" office:value="200">
            <text:p>200</text:p>
          </table:table-cell>
          <table:table-cell office:value-type="float" office:value="1.406">
            <text:p>1.41</text:p>
          </table:table-cell>
          <table:table-cell office:value-type="float" office:value="58240.398">
            <text:p>58240.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pull-a</text:p>
          </table:table-cell>
          <table:table-cell office:value-type="float" office:value="300">
            <text:p>300</text:p>
          </table:table-cell>
          <table:table-cell office:value-type="float" office:value="1.149">
            <text:p>1.15</text:p>
          </table:table-cell>
          <table:table-cell office:value-type="float" office:value="71267.189">
            <text:p>71267.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pull-s</text:p>
          </table:table-cell>
          <table:table-cell office:value-type="float" office:value="0">
            <text:p>0</text:p>
          </table:table-cell>
          <table:table-cell office:value-type="float" office:value="1.149">
            <text:p>1.15</text:p>
          </table:table-cell>
          <table:table-cell office:value-type="float" office:value="71267.189">
            <text:p>71267.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pull-s</text:p>
          </table:table-cell>
          <table:table-cell office:value-type="float" office:value="100">
            <text:p>100</text:p>
          </table:table-cell>
          <table:table-cell office:value-type="float" office:value="1.163">
            <text:p>1.16</text:p>
          </table:table-cell>
          <table:table-cell office:value-type="float" office:value="70409.286">
            <text:p>70409.2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pull-s</text:p>
          </table:table-cell>
          <table:table-cell office:value-type="float" office:value="200">
            <text:p>200</text:p>
          </table:table-cell>
          <table:table-cell office:value-type="float" office:value="1.153">
            <text:p>1.15</text:p>
          </table:table-cell>
          <table:table-cell office:value-type="float" office:value="71019.948">
            <text:p>71019.9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pull-s</text:p>
          </table:table-cell>
          <table:table-cell office:value-type="float" office:value="300">
            <text:p>300</text:p>
          </table:table-cell>
          <table:table-cell office:value-type="float" office:value="1.358">
            <text:p>1.36</text:p>
          </table:table-cell>
          <table:table-cell office:value-type="float" office:value="60298.969">
            <text:p>60298.9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able-a</text:p>
          </table:table-cell>
          <table:table-cell office:value-type="float" office:value="0">
            <text:p>0</text:p>
          </table:table-cell>
          <table:table-cell office:value-type="float" office:value="2.09">
            <text:p>2.09</text:p>
          </table:table-cell>
          <table:table-cell office:value-type="float" office:value="39179.426">
            <text:p>39179.4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able-a</text:p>
          </table:table-cell>
          <table:table-cell office:value-type="float" office:value="100">
            <text:p>100</text:p>
          </table:table-cell>
          <table:table-cell office:value-type="float" office:value="26.061">
            <text:p>26.06</text:p>
          </table:table-cell>
          <table:table-cell office:value-type="float" office:value="3142.051">
            <text:p>3142.0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able-a</text:p>
          </table:table-cell>
          <table:table-cell office:value-type="float" office:value="200">
            <text:p>200</text:p>
          </table:table-cell>
          <table:table-cell office:value-type="float" office:value="47.912">
            <text:p>47.91</text:p>
          </table:table-cell>
          <table:table-cell office:value-type="float" office:value="1709.071">
            <text:p>1709.0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able-a</text:p>
          </table:table-cell>
          <table:table-cell office:value-type="float" office:value="300">
            <text:p>300</text:p>
          </table:table-cell>
          <table:table-cell office:value-type="float" office:value="72.444">
            <text:p>72.44</text:p>
          </table:table-cell>
          <table:table-cell office:value-type="float" office:value="1130.321">
            <text:p>1130.3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able-s</text:p>
          </table:table-cell>
          <table:table-cell office:value-type="float" office:value="0">
            <text:p>0</text:p>
          </table:table-cell>
          <table:table-cell office:value-type="float" office:value="2.177">
            <text:p>2.18</text:p>
          </table:table-cell>
          <table:table-cell office:value-type="float" office:value="37613.689">
            <text:p>37613.6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able-s</text:p>
          </table:table-cell>
          <table:table-cell office:value-type="float" office:value="100">
            <text:p>100</text:p>
          </table:table-cell>
          <table:table-cell office:value-type="float" office:value="16.469">
            <text:p>16.47</text:p>
          </table:table-cell>
          <table:table-cell office:value-type="float" office:value="4972.069">
            <text:p>4972.0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able-s</text:p>
          </table:table-cell>
          <table:table-cell office:value-type="float" office:value="200">
            <text:p>200</text:p>
          </table:table-cell>
          <table:table-cell office:value-type="float" office:value="33.178">
            <text:p>33.18</text:p>
          </table:table-cell>
          <table:table-cell office:value-type="float" office:value="2468.051">
            <text:p>2468.0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able-s</text:p>
          </table:table-cell>
          <table:table-cell office:value-type="float" office:value="300">
            <text:p>300</text:p>
          </table:table-cell>
          <table:table-cell office:value-type="float" office:value="48.511">
            <text:p>48.51</text:p>
          </table:table-cell>
          <table:table-cell office:value-type="float" office:value="1687.968">
            <text:p>1687.97</text:p>
          </table:table-cell>
          <table:table-cell table:number-columns-repeated="1015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ipedreams-a</text:p>
          </table:table-cell>
          <table:table-cell office:value-type="float" office:value="4.346">
            <text:p>4.35</text:p>
          </table:table-cell>
          <table:table-cell office:value-type="float" office:value="54.559">
            <text:p>54.56</text:p>
          </table:table-cell>
          <table:table-cell office:value-type="float" office:value="106.303">
            <text:p>106.3</text:p>
          </table:table-cell>
          <table:table-cell office:value-type="float" office:value="157.925">
            <text:p>157.9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ull-a</text:p>
          </table:table-cell>
          <table:table-cell office:value-type="float" office:value="1.16">
            <text:p>1.16</text:p>
          </table:table-cell>
          <table:table-cell office:value-type="float" office:value="1.175">
            <text:p>1.18</text:p>
          </table:table-cell>
          <table:table-cell office:value-type="float" office:value="1.406">
            <text:p>1.41</text:p>
          </table:table-cell>
          <table:table-cell office:value-type="float" office:value="1.149">
            <text:p>1.15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adable-a</text:p>
          </table:table-cell>
          <table:table-cell office:value-type="float" office:value="2.09">
            <text:p>2.09</text:p>
          </table:table-cell>
          <table:table-cell office:value-type="float" office:value="26.061">
            <text:p>26.06</text:p>
          </table:table-cell>
          <table:table-cell office:value-type="float" office:value="47.912">
            <text:p>47.91</text:p>
          </table:table-cell>
          <table:table-cell office:value-type="float" office:value="72.444">
            <text:p>72.44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ipedreams-s</text:p>
          </table:table-cell>
          <table:table-cell office:value-type="float" office:value="4.632">
            <text:p>4.63</text:p>
          </table:table-cell>
          <table:table-cell office:value-type="float" office:value="23.779">
            <text:p>23.78</text:p>
          </table:table-cell>
          <table:table-cell office:value-type="float" office:value="46.12">
            <text:p>46.12</text:p>
          </table:table-cell>
          <table:table-cell office:value-type="float" office:value="70.217">
            <text:p>70.2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ull-s</text:p>
          </table:table-cell>
          <table:table-cell office:value-type="float" office:value="1.149">
            <text:p>1.15</text:p>
          </table:table-cell>
          <table:table-cell office:value-type="float" office:value="1.163">
            <text:p>1.16</text:p>
          </table:table-cell>
          <table:table-cell office:value-type="float" office:value="1.153">
            <text:p>1.15</text:p>
          </table:table-cell>
          <table:table-cell office:value-type="float" office:value="1.358">
            <text:p>1.36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adable-s</text:p>
          </table:table-cell>
          <table:table-cell office:value-type="float" office:value="2.177">
            <text:p>2.18</text:p>
          </table:table-cell>
          <table:table-cell office:value-type="float" office:value="16.469">
            <text:p>16.47</text:p>
          </table:table-cell>
          <table:table-cell office:value-type="float" office:value="33.178">
            <text:p>33.18</text:p>
          </table:table-cell>
          <table:table-cell office:value-type="float" office:value="48.511">
            <text:p>48.51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ipedreams-a</text:p>
          </table:table-cell>
          <table:table-cell office:value-type="float" office:value="18841.463">
            <text:p>18841.46</text:p>
          </table:table-cell>
          <table:table-cell office:value-type="float" office:value="1500.852">
            <text:p>1500.85</text:p>
          </table:table-cell>
          <table:table-cell office:value-type="float" office:value="770.298">
            <text:p>770.3</text:p>
          </table:table-cell>
          <table:table-cell office:value-type="float" office:value="518.506">
            <text:p>518.5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ull-a</text:p>
          </table:table-cell>
          <table:table-cell office:value-type="float" office:value="70591.379">
            <text:p>70591.38</text:p>
          </table:table-cell>
          <table:table-cell office:value-type="float" office:value="69690.213">
            <text:p>69690.21</text:p>
          </table:table-cell>
          <table:table-cell office:value-type="float" office:value="58240.398">
            <text:p>58240.4</text:p>
          </table:table-cell>
          <table:table-cell office:value-type="float" office:value="71267.189">
            <text:p>71267.19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adable-a</text:p>
          </table:table-cell>
          <table:table-cell office:value-type="float" office:value="39179.426">
            <text:p>39179.43</text:p>
          </table:table-cell>
          <table:table-cell office:value-type="float" office:value="3142.051">
            <text:p>3142.05</text:p>
          </table:table-cell>
          <table:table-cell office:value-type="float" office:value="1709.071">
            <text:p>1709.07</text:p>
          </table:table-cell>
          <table:table-cell office:value-type="float" office:value="1130.321">
            <text:p>1130.3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ipedreams-s</text:p>
          </table:table-cell>
          <table:table-cell office:value-type="float" office:value="17678.109">
            <text:p>17678.11</text:p>
          </table:table-cell>
          <table:table-cell office:value-type="float" office:value="3443.585">
            <text:p>3443.59</text:p>
          </table:table-cell>
          <table:table-cell office:value-type="float" office:value="1775.477">
            <text:p>1775.48</text:p>
          </table:table-cell>
          <table:table-cell office:value-type="float" office:value="1166.171">
            <text:p>1166.17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ull-s</text:p>
          </table:table-cell>
          <table:table-cell office:value-type="float" office:value="71267.189">
            <text:p>71267.19</text:p>
          </table:table-cell>
          <table:table-cell office:value-type="float" office:value="70409.286">
            <text:p>70409.29</text:p>
          </table:table-cell>
          <table:table-cell office:value-type="float" office:value="71019.948">
            <text:p>71019.95</text:p>
          </table:table-cell>
          <table:table-cell office:value-type="float" office:value="60298.969">
            <text:p>60298.97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adable-s</text:p>
          </table:table-cell>
          <table:table-cell office:value-type="float" office:value="37613.689">
            <text:p>37613.69</text:p>
          </table:table-cell>
          <table:table-cell office:value-type="float" office:value="4972.069">
            <text:p>4972.07</text:p>
          </table:table-cell>
          <table:table-cell office:value-type="float" office:value="2468.051">
            <text:p>2468.05</text:p>
          </table:table-cell>
          <table:table-cell office:value-type="float" office:value="1687.968">
            <text:p>1687.97</text:p>
          </table:table-cell>
          <table:table-cell table:number-columns-repeated="1015"/>
        </table:table-row>
        <table:table-row table:style-name="ro1" table:number-rows-repeated="1048445">
          <table:table-cell table:number-columns-repeated="1021"/>
        </table:table-row>
        <table:table-row table:style-name="ro1">
          <table:table-cell table:number-columns-repeated="1021"/>
        </table:table-row>
      </table:table>
      <table:database-ranges>
        <table:database-range table:name="__Anonymous_Sheet_DB__0" table:target-range-address="Sheet1.B4:Sheet1.E15" table:contains-header="false">
          <table:sort>
            <table:sort-by table:field-number="0" table:data-type="automatic"/>
          </table:sort>
        </table:database-range>
        <table:database-range table:target-range-address="Sheet1.B47:Sheet1.E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12/17/2016</text:date>, <text:time>16:1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12-15T23:11:49.265503012</meta:creation-date>
    <dc:date>2016-12-17T16:16:47</dc:date>
    <meta:editing-duration>PT01H53M13S</meta:editing-duration>
    <meta:editing-cycles>12</meta:editing-cycles>
    <meta:generator>NeoOffice/3.3$Unix OpenOffice.org_project/Patch 0</meta:generator>
    <meta:document-statistic meta:table-count="1" meta:cell-count="35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connect-bars="false" chart:include-hidden-cells="false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visible="tru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chart:class="chart:scatter" chart:style-name="ch1">
        <chart:legend chart:legend-position="end" svg:x="13.072cm" svg:y="3.681cm" chart:style-name="ch2"/>
        <chart:plot-area chart:style-name="ch3" table:cell-range-address="Sheet1.B19:Sheet1.F22" chart:data-source-has-labels="column" svg:x="0.32cm" svg:y="0.18cm" svg:width="12.432cm" svg:height="8.4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0:Sheet1.F20" chart:label-cell-address="Sheet1.B20:Sheet1.B20" chart:class="chart:scatter">
            <chart:domain table:cell-range-address="Sheet1.C19:Sheet1.F19"/>
            <chart:data-point chart:repeated="4"/>
          </chart:series>
          <chart:series chart:style-name="ch7" chart:values-cell-range-address="Sheet1.C21:Sheet1.F21" chart:label-cell-address="Sheet1.B21:Sheet1.B21" chart:class="chart:scatter">
            <chart:data-point chart:repeated="4"/>
          </chart:series>
          <chart:series chart:style-name="ch8" chart:values-cell-range-address="Sheet1.C22:Sheet1.F22" chart:label-cell-address="Sheet1.B22:Sheet1.B22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 text:id="">Row 19</text:p>
              </table:table-cell>
              <table:table-cell office:value-type="float" office:value="0">
                <text:p text:id="Sheet1.C19:Sheet1.F19">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 text:id="Sheet1.B20:Sheet1.B20">pipedreams</text:p>
              </table:table-cell>
              <table:table-cell office:value-type="float" office:value="12.941">
                <text:p text:id="Sheet1.C20:Sheet1.F20">12.941</text:p>
              </table:table-cell>
              <table:table-cell office:value-type="float" office:value="78.33">
                <text:p>78.33</text:p>
              </table:table-cell>
              <table:table-cell office:value-type="float" office:value="139.473">
                <text:p>139.473</text:p>
              </table:table-cell>
              <table:table-cell office:value-type="float" office:value="198.067">
                <text:p>198.067</text:p>
              </table:table-cell>
            </table:table-row>
            <table:table-row>
              <table:table-cell office:value-type="string">
                <text:p text:id="Sheet1.B21:Sheet1.B21">pull</text:p>
              </table:table-cell>
              <table:table-cell office:value-type="float" office:value="2.728">
                <text:p text:id="Sheet1.C21:Sheet1.F21">2.728</text:p>
              </table:table-cell>
              <table:table-cell office:value-type="float" office:value="2.759">
                <text:p>2.759</text:p>
              </table:table-cell>
              <table:table-cell office:value-type="float" office:value="2.736">
                <text:p>2.736</text:p>
              </table:table-cell>
              <table:table-cell office:value-type="float" office:value="2.716">
                <text:p>2.716</text:p>
              </table:table-cell>
            </table:table-row>
            <table:table-row>
              <table:table-cell office:value-type="string">
                <text:p text:id="Sheet1.B22:Sheet1.B22">readable</text:p>
              </table:table-cell>
              <table:table-cell office:value-type="float" office:value="6.582">
                <text:p text:id="Sheet1.C22:Sheet1.F22">6.582</text:p>
              </table:table-cell>
              <table:table-cell office:value-type="float" office:value="50.88">
                <text:p>50.88</text:p>
              </table:table-cell>
              <table:table-cell office:value-type="float" office:value="95.565">
                <text:p>95.565</text:p>
              </table:table-cell>
              <table:table-cell office:value-type="float" office:value="136.847">
                <text:p>136.8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connect-bars="false" chart:include-hidden-cells="false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visible="tru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chart:class="chart:scatter" chart:style-name="ch1">
        <chart:legend chart:legend-position="end" svg:x="13.072cm" svg:y="3.681cm" chart:style-name="ch2"/>
        <chart:plot-area chart:style-name="ch3" table:cell-range-address="Sheet1.B24:Sheet1.F27" chart:data-source-has-labels="column" svg:x="0.32cm" svg:y="0.18cm" svg:width="12.432cm" svg:height="8.4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5:Sheet1.F25" chart:label-cell-address="Sheet1.B25:Sheet1.B25" chart:class="chart:scatter">
            <chart:domain table:cell-range-address="Sheet1.C24:Sheet1.F24"/>
            <chart:data-point chart:repeated="4"/>
          </chart:series>
          <chart:series chart:style-name="ch7" chart:values-cell-range-address="Sheet1.C26:Sheet1.F26" chart:label-cell-address="Sheet1.B26:Sheet1.B26" chart:class="chart:scatter">
            <chart:data-point chart:repeated="4"/>
          </chart:series>
          <chart:series chart:style-name="ch8" chart:values-cell-range-address="Sheet1.C27:Sheet1.F27" chart:label-cell-address="Sheet1.B27:Sheet1.B27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 text:id="">Row 24</text:p>
              </table:table-cell>
              <table:table-cell office:value-type="float" office:value="0">
                <text:p text:id="Sheet1.C24:Sheet1.F24">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 text:id="Sheet1.B25:Sheet1.B25">pipedreams</text:p>
              </table:table-cell>
              <table:table-cell office:value-type="float" office:value="6327.564">
                <text:p text:id="Sheet1.C25:Sheet1.F25">6327.564</text:p>
              </table:table-cell>
              <table:table-cell office:value-type="float" office:value="1045.385">
                <text:p>1045.385</text:p>
              </table:table-cell>
              <table:table-cell office:value-type="float" office:value="587.103">
                <text:p>587.103</text:p>
              </table:table-cell>
              <table:table-cell office:value-type="float" office:value="413.421">
                <text:p>413.421</text:p>
              </table:table-cell>
            </table:table-row>
            <table:table-row>
              <table:table-cell office:value-type="string">
                <text:p text:id="Sheet1.B26:Sheet1.B26">pull</text:p>
              </table:table-cell>
              <table:table-cell office:value-type="float" office:value="30016.862">
                <text:p text:id="Sheet1.C26:Sheet1.F26">30016.862</text:p>
              </table:table-cell>
              <table:table-cell office:value-type="float" office:value="29679.594">
                <text:p>29679.594</text:p>
              </table:table-cell>
              <table:table-cell office:value-type="float" office:value="29929.094">
                <text:p>29929.094</text:p>
              </table:table-cell>
              <table:table-cell office:value-type="float" office:value="30149.485">
                <text:p>30149.485</text:p>
              </table:table-cell>
            </table:table-row>
            <table:table-row>
              <table:table-cell office:value-type="string">
                <text:p text:id="Sheet1.B27:Sheet1.B27">readable</text:p>
              </table:table-cell>
              <table:table-cell office:value-type="float" office:value="12440.747">
                <text:p text:id="Sheet1.C27:Sheet1.F27">12440.747</text:p>
              </table:table-cell>
              <table:table-cell office:value-type="float" office:value="1609.375">
                <text:p>1609.375</text:p>
              </table:table-cell>
              <table:table-cell office:value-type="float" office:value="856.851">
                <text:p>856.851</text:p>
              </table:table-cell>
              <table:table-cell office:value-type="float" office:value="598.369">
                <text:p>598.3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auto-size="true" chart:treat-empty-cells="ignor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6.255cm" svg:height="8.611cm" chart:class="chart:scatter" chart:style-name="ch1">
        <chart:legend chart:legend-position="end" svg:x="13.807cm" svg:y="3.609cm" chart:style-name="ch2"/>
        <chart:plot-area chart:style-name="ch3" table:cell-range-address="Sheet1.B62:Sheet1.F65" chart:data-source-has-labels="column" svg:x="0.325cm" svg:y="0.172cm" svg:width="13.158cm" svg:height="8.09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63:Sheet1.F63" chart:label-cell-address="Sheet1.B63:Sheet1.B63" chart:class="chart:scatter">
            <chart:domain table:cell-range-address="Sheet1.C62:Sheet1.F62"/>
            <chart:data-point chart:repeated="4"/>
          </chart:series>
          <chart:series chart:style-name="ch7" chart:values-cell-range-address="Sheet1.C64:Sheet1.F64" chart:label-cell-address="Sheet1.B64:Sheet1.B64" chart:class="chart:scatter">
            <chart:data-point chart:repeated="4"/>
          </chart:series>
          <chart:series chart:style-name="ch8" chart:values-cell-range-address="Sheet1.C65:Sheet1.F65" chart:label-cell-address="Sheet1.B65:Sheet1.B65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 text:id="">Row 62</text:p>
              </table:table-cell>
              <table:table-cell office:value-type="float" office:value="0">
                <text:p text:id="Sheet1.C62:Sheet1.F62">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 text:id="Sheet1.B63:Sheet1.B63">pipedreams</text:p>
              </table:table-cell>
              <table:table-cell office:value-type="float" office:value="4.379">
                <text:p text:id="Sheet1.C63:Sheet1.F63">4.379</text:p>
              </table:table-cell>
              <table:table-cell office:value-type="float" office:value="21.356">
                <text:p>21.356</text:p>
              </table:table-cell>
              <table:table-cell office:value-type="float" office:value="40.206">
                <text:p>40.206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 text:id="Sheet1.B64:Sheet1.B64">pull</text:p>
              </table:table-cell>
              <table:table-cell office:value-type="float" office:value="1.201">
                <text:p text:id="Sheet1.C64:Sheet1.F64">1.201</text:p>
              </table:table-cell>
              <table:table-cell office:value-type="float" office:value="1.161">
                <text:p>1.161</text:p>
              </table:table-cell>
              <table:table-cell office:value-type="float" office:value="1.144">
                <text:p>1.144</text:p>
              </table:table-cell>
              <table:table-cell office:value-type="float" office:value="1.142">
                <text:p>1.142</text:p>
              </table:table-cell>
            </table:table-row>
            <table:table-row>
              <table:table-cell office:value-type="string">
                <text:p text:id="Sheet1.B65:Sheet1.B65">readable</text:p>
              </table:table-cell>
              <table:table-cell office:value-type="float" office:value="2.078">
                <text:p text:id="Sheet1.C65:Sheet1.F65">2.078</text:p>
              </table:table-cell>
              <table:table-cell office:value-type="float" office:value="15.855">
                <text:p>15.855</text:p>
              </table:table-cell>
              <table:table-cell office:value-type="float" office:value="31.696">
                <text:p>31.696</text:p>
              </table:table-cell>
              <table:table-cell office:value-type="float" office:value="44.771">
                <text:p>44.7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auto-size="true" chart:treat-empty-cells="ignor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6.225cm" svg:height="8.9cm" chart:class="chart:scatter" chart:style-name="ch1">
        <chart:legend chart:legend-position="end" svg:x="13.778cm" svg:y="3.754cm" chart:style-name="ch2"/>
        <chart:plot-area chart:style-name="ch3" table:cell-range-address="Sheet1.B67:Sheet1.F70" chart:data-source-has-labels="column" svg:x="0.324cm" svg:y="0.178cm" svg:width="13.131cm" svg:height="8.36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68:Sheet1.F68" chart:label-cell-address="Sheet1.B68:Sheet1.B68" chart:class="chart:scatter">
            <chart:domain table:cell-range-address="Sheet1.C67:Sheet1.F67"/>
            <chart:data-point chart:repeated="4"/>
          </chart:series>
          <chart:series chart:style-name="ch7" chart:values-cell-range-address="Sheet1.C69:Sheet1.F69" chart:label-cell-address="Sheet1.B69:Sheet1.B69" chart:class="chart:scatter">
            <chart:data-point chart:repeated="4"/>
          </chart:series>
          <chart:series chart:style-name="ch8" chart:values-cell-range-address="Sheet1.C70:Sheet1.F70" chart:label-cell-address="Sheet1.B70:Sheet1.B70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 text:id="">Row 67</text:p>
              </table:table-cell>
              <table:table-cell office:value-type="float" office:value="0">
                <text:p text:id="Sheet1.C67:Sheet1.F67">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 text:id="Sheet1.B68:Sheet1.B68">pipedreams</text:p>
              </table:table-cell>
              <table:table-cell office:value-type="float" office:value="18699.475">
                <text:p text:id="Sheet1.C68:Sheet1.F68">18699.475</text:p>
              </table:table-cell>
              <table:table-cell office:value-type="float" office:value="3834.285">
                <text:p>3834.285</text:p>
              </table:table-cell>
              <table:table-cell office:value-type="float" office:value="2036.636">
                <text:p>2036.636</text:p>
              </table:table-cell>
              <table:table-cell office:value-type="float" office:value="1378.535">
                <text:p>1378.535</text:p>
              </table:table-cell>
            </table:table-row>
            <table:table-row>
              <table:table-cell office:value-type="string">
                <text:p text:id="Sheet1.B69:Sheet1.B69">pull</text:p>
              </table:table-cell>
              <table:table-cell office:value-type="float" office:value="68181.515">
                <text:p text:id="Sheet1.C69:Sheet1.F69">68181.515</text:p>
              </table:table-cell>
              <table:table-cell office:value-type="float" office:value="70530.577">
                <text:p>70530.577</text:p>
              </table:table-cell>
              <table:table-cell office:value-type="float" office:value="71578.671">
                <text:p>71578.671</text:p>
              </table:table-cell>
              <table:table-cell office:value-type="float" office:value="71704.028">
                <text:p>71704.028</text:p>
              </table:table-cell>
            </table:table-row>
            <table:table-row>
              <table:table-cell office:value-type="string">
                <text:p text:id="Sheet1.B70:Sheet1.B70">readable</text:p>
              </table:table-cell>
              <table:table-cell office:value-type="float" office:value="39405.679">
                <text:p text:id="Sheet1.C70:Sheet1.F70">39405.679</text:p>
              </table:table-cell>
              <table:table-cell office:value-type="float" office:value="5164.617">
                <text:p>5164.617</text:p>
              </table:table-cell>
              <table:table-cell office:value-type="float" office:value="2583.449">
                <text:p>2583.449</text:p>
              </table:table-cell>
              <table:table-cell office:value-type="float" office:value="1828.974">
                <text:p>1828.9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